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99a4" officeooo:paragraph-rsid="001a99a4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f67d3" officeooo:paragraph-rsid="001a99a4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0cc5c" officeooo:paragraph-rsid="001a99a4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1a99a4" officeooo:paragraph-rsid="001a99a4"/>
    </style:style>
    <style:style style:name="P5" style:family="paragraph" style:parent-style-name="Standard" style:list-style-name="L1">
      <style:text-properties officeooo:rsid="001a99a4" officeooo:paragraph-rsid="001a99a4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28036"/>
    </style:style>
    <style:style style:name="T3" style:family="text">
      <style:text-properties style:text-underline-style="none" officeooo:rsid="001c80f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ction au traitement de l’image<text:span text:style-name="T1"> </text:span><text:span text:style-name="T2">IT220 – TD</text:span><text:span text:style-name="T3">4</text:span></text:p>
      <text:p text:style-name="P2"/>
      <text:p text:style-name="P1">Suite du cours précédent.</text:p>
      <text:p text:style-name="P1"/>
      <text:p text:style-name="P4">Objectifs :</text:p>
      <text:list xml:id="list8202671808682046424" text:style-name="L1">
        <text:list-item>
          <text:p text:style-name="P5">Lire et comprendre article</text:p>
        </text:list-item>
        <text:list-item>
          <text:p text:style-name="P5">Implémenter la méthode globale (global image matching)</text:p>
        </text:list-item>
        <text:list-item>
          <text:p text:style-name="P5">Explication et algo précis de la partie 2.2 (swatches) (à mettre dans le cod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4:08:36.057584212</meta:creation-date>
    <meta:generator>LibreOffice/5.1.6.2$Linux_X86_64 LibreOffice_project/10m0$Build-2</meta:generator>
    <dc:date>2018-03-19T14:15:15.985943500</dc:date>
    <meta:editing-duration>PT9M27S</meta:editing-duration>
    <meta:editing-cycles>2</meta:editing-cycles>
    <meta:document-statistic meta:table-count="0" meta:image-count="0" meta:object-count="0" meta:page-count="1" meta:paragraph-count="6" meta:word-count="41" meta:character-count="249" meta:non-whitespace-character-count="216"/>
  </office:meta>
</office:document-meta>
</file>